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gumentMatchingTool.getNotMatchingArgsWithSameName( List &lt; ArgumentMatcher &gt; matchers , Object [ ] argumen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rgumentMatchingTool.safelyMatches( ArgumentMatcher m , Object ar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gumentMatchingTool.getNotMatchingArgsIndexes( List &lt; ArgumentMatcher &gt; matchers , Object [ ] argumen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rgumentMatchingTool.ArgumentMatchingT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rgumentMatchingTool.getSuspiciouslyNotMatchingArgsIndexes( List &lt; ArgumentMatcher &gt; matchers , Object [ ] argumen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rgumentMatchingTool.toStringEquals( ArgumentMatcher m , Object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